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c883a" officeooo:paragraph-rsid="001c883a"/>
    </style:style>
    <style:style style:name="P2" style:family="paragraph" style:parent-style-name="Standard">
      <style:text-properties officeooo:rsid="001e617b" officeooo:paragraph-rsid="001e617b"/>
    </style:style>
    <style:style style:name="P3" style:family="paragraph" style:parent-style-name="Standard">
      <style:text-properties officeooo:rsid="001f231c" officeooo:paragraph-rsid="001f231c"/>
    </style:style>
    <style:style style:name="P4" style:family="paragraph" style:parent-style-name="Standard">
      <style:text-properties officeooo:rsid="00221999" officeooo:paragraph-rsid="00221999"/>
    </style:style>
    <style:style style:name="T1" style:family="text">
      <style:text-properties officeooo:rsid="001e617b"/>
    </style:style>
    <style:style style:name="T2" style:family="text">
      <style:text-properties officeooo:rsid="00209356"/>
    </style:style>
    <style:style style:name="T3" style:family="text">
      <style:text-properties officeooo:rsid="0023c8fa"/>
    </style:style>
    <style:style style:name="T4" style:family="text">
      <style:text-properties officeooo:rsid="00262575"/>
    </style:style>
    <style:style style:name="T5" style:family="text">
      <style:text-properties officeooo:rsid="0027b45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MA EL GUIÓN DE LA PRACTICA ANTERIOR PARA ORGANIZAR LAS RESPUESTAS DE LOS EJES Y LA EXPLICACIÓN DE CÓMO SE HA HECHO CADA UNO. Ponlo bonito y ya lo subes. Mirate en el pdf de la normativa de practicas de soper lo de qué hay que comentar (estilo cabeceras en todos los ficheros <text:span text:style-name="T4">con los nombres de los del grupo </text:span>y blablabla) y haz doxygen. Mi parte de código está tabulada ya con espacios. <text:span text:style-name="T5">GRACIAS BRU :D</text:span></text:p>
      <text:p text:style-name="P1"/>
      <text:p text:style-name="P1">Ejercicio6:</text:p>
      <text:p text:style-name="P1"/>
      <text:p text:style-name="P1">La realización de este ejercicio ha sido relativamente sencilla. En el proceso hijo establecemos un bucle infinito para que constantementre imprima un mensaje con su PID y espere 5 segundos antes de volver a entrar en el bucle. Desde el proceso padre, esperamos 30 segundos (durante los cuales se va imprimiendo por pantalla los mensajes del hijo) y, tras esos 30 segundos, manda una señal para matar al proceso hijo para después finalizar. <text:span text:style-name="T1">No hay nada destacable a comentar.</text:span></text:p>
      <text:p text:style-name="P1"/>
      <text:p text:style-name="P2">Ejercicio8:</text:p>
      <text:p text:style-name="P2"/>
      <text:p text:style-name="P3">La realización del ejercicio 8 fue más compleja que la anterior. Utilizamos dos variables globales para guardar tanto el pid del proceso padre raiz (rootPadre) como el pid del proceso hijo (hijo_pid), el cual guardamos desde el padre en el bucle de creación de los procesos. Establecemos la condición para que, en el último hijo, espere 5 segundos y mande la señal SIGUSR1 al proceso padre. En otro bucle, responsable del número de vueltas de testigo que va a realizar el programa, hacemos que todos los procesos padres esperen a recibir una señal (en este caso SIGUSR1), y desde el manejador de la señal SIGUSR1 que nosotros implementamos, realizamos la tarea especificada por el ejercicio de imprimir su PID, el time actual en el que el manejador trata la señal, y enviar al proceso hijo la señal SIGUSR1 utilizando la variable global <text:span text:style-name="T2">hijo_pid. Tras las vueltas de testigo recibidas como parámetro de entrada del programa, enviamos desde el padre la señal SIGTERM a su proceso hijo, y desde el manejador nos encargamos de imprimir un mensaje de muerte y enviar esta señal a todos los hijos hasta que el último hijo envía la señal al padre, que imprime el mensaje y finaliza su ejecución.</text:span></text:p>
      <text:p text:style-name="P3"/>
      <text:p text:style-name="P4">Ejercicio10:</text:p>
      <text:p text:style-name="P4"/>
      <text:p text:style-name="P4">Para realizar este último ejercicio, hemos utilizado una función propia para generar números aleatorios para que, a la hora de elegir aleatoriamente una palabra de la frase, ésta elección sea mejor. <text:span text:style-name="T3">La realización de este ejercicio sigue los pasos especificados en el pdf de la práctica, por lo que sólo cabe mencionar que el proceso B comprueba el estado del proceso A a traves de la función waitpit(), y en el caso de que aún se esté ejecutando el proceso A (de escritura en el fichero), envía una señal al mismo para que finalize su ejecución y poder leer del fichero, aunque este caso es improbable que se de pues la lectura espera 5 segundos antes de leer del fichero, y el proceso A suele terminar “siempre” mucho antes de esos 5 segundos. Además, mencionar que utilizamos un flag para que, cuando el proceso B lea la palabra FIN, asuma que el proceso A ha finalizado y lo vuelve a generar. Borramos las palabras escritas en el fichero cada vez que lee F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7T12:44:55.406171719</meta:creation-date>
    <dc:date>2017-03-17T13:11:58.263828780</dc:date>
    <meta:editing-duration>PT23M22S</meta:editing-duration>
    <meta:editing-cycles>11</meta:editing-cycles>
    <meta:generator>LibreOffice/5.1.4.2$Linux_X86_64 LibreOffice_project/10m0$Build-2</meta:generator>
    <meta:document-statistic meta:table-count="0" meta:image-count="0" meta:object-count="0" meta:page-count="1" meta:paragraph-count="7" meta:word-count="536" meta:character-count="3063" meta:non-whitespace-character-count="2534"/>
  </office:meta>
</office:document-meta>
</file>